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1.518cm" fo:min-width="1.26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5cm" svg:height="2.5cm" svg:x="18.1cm" svg:y="1cm">
          <text:p text:style-name="P1">statem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2.5cm" svg:height="2.5cm" svg:x="6cm" svg:y="6.1cm">
          <text:p text:style-name="P1">i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2.5cm" svg:height="2.5cm" svg:x="10cm" svg:y="6.1cm">
          <text:p text:style-name="P1">(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2.5cm" svg:height="2.5cm" svg:x="14cm" svg:y="6.1cm">
          <text:p text:style-name="P1">condi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2.5cm" svg:height="2.5cm" svg:x="18cm" svg:y="6.1cm">
          <text:p text:style-name="P1">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2.5cm" svg:height="2.5cm" svg:x="31cm" svg:y="6.1cm">
          <text:p text:style-name="P1">statem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2.5cm" svg:height="2.5cm" svg:x="35cm" svg:y="6.1cm">
          <text:p text:style-name="P1">el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2.5cm" svg:height="2.5cm" svg:x="62cm" svg:y="6.1cm">
          <text:p text:style-name="P1">statem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9.35cm" svg:y1="3.5cm" svg:x2="7.25cm" svg:y2="6.1cm" draw:start-shape="id1" draw:start-glue-point="8" draw:end-shape="id2" draw:end-glue-point="4" svg:d="M19350 3500l-12100 2600" svg:viewBox="0 0 12101 2601">
          <text:p/>
        </draw:connector>
        <draw:connector draw:style-name="gr3" draw:text-style-name="P3" draw:layer="layout" draw:type="line" svg:x1="19.35cm" svg:y1="3.5cm" svg:x2="11.25cm" svg:y2="6.1cm" draw:start-shape="id1" draw:start-glue-point="8" draw:end-shape="id3" draw:end-glue-point="4" svg:d="M19350 3500l-8100 2600" svg:viewBox="0 0 8101 2601">
          <text:p/>
        </draw:connector>
        <draw:connector draw:style-name="gr3" draw:text-style-name="P3" draw:layer="layout" draw:type="line" svg:x1="19.35cm" svg:y1="3.5cm" svg:x2="15.25cm" svg:y2="6.1cm" draw:start-shape="id1" draw:start-glue-point="8" draw:end-shape="id4" svg:d="M19350 3500l-4100 2600" svg:viewBox="0 0 4101 2601">
          <text:p/>
        </draw:connector>
        <draw:connector draw:style-name="gr3" draw:text-style-name="P3" draw:layer="layout" draw:type="line" svg:x1="19.35cm" svg:y1="3.5cm" svg:x2="19.25cm" svg:y2="6.1cm" draw:start-shape="id1" draw:start-glue-point="8" draw:end-shape="id5" draw:end-glue-point="4" svg:d="M19350 3500l-100 2600" svg:viewBox="0 0 101 2601">
          <text:p/>
        </draw:connector>
        <draw:connector draw:style-name="gr3" draw:text-style-name="P3" draw:layer="layout" draw:type="line" svg:x1="19.35cm" svg:y1="3.5cm" svg:x2="32.25cm" svg:y2="6.1cm" draw:start-shape="id1" draw:start-glue-point="8" draw:end-shape="id6" draw:end-glue-point="4" svg:d="M19350 3500l12900 2600" svg:viewBox="0 0 12901 2601">
          <text:p/>
        </draw:connector>
        <draw:connector draw:style-name="gr3" draw:text-style-name="P3" draw:layer="layout" draw:type="line" svg:x1="19.35cm" svg:y1="3.5cm" svg:x2="36.25cm" svg:y2="6.1cm" draw:start-shape="id1" draw:start-glue-point="8" draw:end-shape="id7" draw:end-glue-point="4" svg:d="M19350 3500l16900 2600" svg:viewBox="0 0 16901 2601">
          <text:p/>
        </draw:connector>
        <draw:connector draw:style-name="gr3" draw:text-style-name="P3" draw:layer="layout" draw:type="line" svg:x1="19.35cm" svg:y1="3.5cm" svg:x2="63.25cm" svg:y2="6.1cm" draw:start-shape="id1" draw:start-glue-point="8" draw:end-shape="id8" draw:end-glue-point="4" svg:d="M19350 3500l43900 2600" svg:viewBox="0 0 43901 2601">
          <text:p/>
        </draw:connector>
        <draw:custom-shape draw:style-name="gr1" draw:text-style-name="P1" xml:id="id10" draw:id="id10" draw:layer="layout" svg:width="2.5cm" svg:height="2.5cm" svg:x="14cm" svg:y="11.101cm">
          <text:p text:style-name="P1">relO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2.5cm" svg:height="2.5cm" svg:x="18.001cm" svg:y="11.102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2.5cm" svg:height="2.5cm" svg:x="10.002cm" svg:y="11.103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5.25cm" svg:y1="8.6cm" svg:x2="11.252cm" svg:y2="11.103cm" draw:start-shape="id4" draw:start-glue-point="8" draw:end-shape="id9" draw:end-glue-point="4" svg:d="M15250 8600l-3998 2503" svg:viewBox="0 0 3999 2504">
          <text:p/>
        </draw:connector>
        <draw:connector draw:style-name="gr3" draw:text-style-name="P3" draw:layer="layout" draw:type="line" svg:x1="15.25cm" svg:y1="8.6cm" svg:x2="15.25cm" svg:y2="11.101cm" draw:start-shape="id4" draw:start-glue-point="8" draw:end-shape="id10" draw:end-glue-point="4" svg:d="M15250 8600v2501" svg:viewBox="0 0 1 2502">
          <text:p/>
        </draw:connector>
        <draw:connector draw:style-name="gr3" draw:text-style-name="P3" draw:layer="layout" draw:type="line" svg:x1="15.25cm" svg:y1="8.6cm" svg:x2="19.251cm" svg:y2="11.102cm" draw:start-shape="id4" draw:start-glue-point="8" draw:end-shape="id11" draw:end-glue-point="4" svg:d="M15250 8600l4001 2502" svg:viewBox="0 0 4002 2503">
          <text:p/>
        </draw:connector>
        <draw:custom-shape draw:style-name="gr1" draw:text-style-name="P1" xml:id="id12" draw:id="id12" draw:layer="layout" svg:width="2.5cm" svg:height="2.5cm" svg:x="10.003cm" svg:y="16.004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2.5cm" svg:height="2.5cm" svg:x="18.004cm" svg:y="16.005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2.5cm" svg:height="2.5cm" svg:x="10.004cm" svg:y="21.105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2.5cm" svg:height="2.5cm" svg:x="18.005cm" svg:y="21.106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2.5cm" svg:height="2.5cm" svg:x="10.005cm" svg:y="26.006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7" draw:id="id17" draw:layer="layout" svg:width="2.5cm" svg:height="2.5cm" svg:x="18.006cm" svg:y="26.007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8" draw:id="id18" draw:layer="layout" svg:width="2.5cm" svg:height="2.5cm" svg:x="14.006cm" svg:y="16.007cm">
          <text:p text:style-name="P1">&lt;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1.252cm" svg:y1="13.603cm" svg:x2="11.253cm" svg:y2="16.004cm" draw:start-shape="id9" draw:start-glue-point="8" draw:end-shape="id12" draw:end-glue-point="4" svg:d="M11252 13603l1 2401" svg:viewBox="0 0 2 2402">
          <text:p/>
        </draw:connector>
        <draw:connector draw:style-name="gr3" draw:text-style-name="P3" draw:layer="layout" draw:type="line" svg:x1="11.253cm" svg:y1="18.504cm" svg:x2="11.254cm" svg:y2="21.105cm" draw:start-shape="id12" draw:start-glue-point="8" draw:end-shape="id13" draw:end-glue-point="4" svg:d="M11253 18504l1 2601" svg:viewBox="0 0 2 2602">
          <text:p/>
        </draw:connector>
        <draw:connector draw:style-name="gr3" draw:text-style-name="P3" draw:layer="layout" draw:type="line" svg:x1="11.254cm" svg:y1="23.605cm" svg:x2="11.255cm" svg:y2="26.006cm" draw:start-shape="id13" draw:start-glue-point="8" draw:end-shape="id14" draw:end-glue-point="4" svg:d="M11254 23605l1 2401" svg:viewBox="0 0 2 2402">
          <text:p/>
        </draw:connector>
        <draw:connector draw:style-name="gr3" draw:text-style-name="P3" draw:layer="layout" draw:type="line" svg:x1="19.251cm" svg:y1="13.602cm" svg:x2="19.254cm" svg:y2="16.005cm" draw:start-shape="id11" draw:start-glue-point="8" draw:end-shape="id15" draw:end-glue-point="4" svg:d="M19251 13602l3 2403" svg:viewBox="0 0 4 2404">
          <text:p/>
        </draw:connector>
        <draw:connector draw:style-name="gr3" draw:text-style-name="P3" draw:layer="layout" draw:type="line" svg:x1="19.254cm" svg:y1="18.505cm" svg:x2="19.255cm" svg:y2="21.106cm" draw:start-shape="id15" draw:start-glue-point="8" draw:end-shape="id16" draw:end-glue-point="4" svg:d="M19254 18505l1 2601" svg:viewBox="0 0 2 2602">
          <text:p/>
        </draw:connector>
        <draw:connector draw:style-name="gr3" draw:text-style-name="P3" draw:layer="layout" draw:type="line" svg:x1="19.255cm" svg:y1="23.606cm" svg:x2="19.256cm" svg:y2="26.007cm" draw:start-shape="id16" draw:start-glue-point="8" draw:end-shape="id17" draw:end-glue-point="4" svg:d="M19255 23606l1 2401" svg:viewBox="0 0 2 2402">
          <text:p/>
        </draw:connector>
        <draw:connector draw:style-name="gr3" draw:text-style-name="P3" draw:layer="layout" draw:type="line" svg:x1="15.25cm" svg:y1="13.601cm" svg:x2="15.256cm" svg:y2="16.007cm" draw:start-shape="id10" draw:start-glue-point="8" draw:end-shape="id18" draw:end-glue-point="4" svg:d="M15250 13601l6 2406" svg:viewBox="0 0 7 2407">
          <text:p/>
        </draw:connector>
        <draw:custom-shape draw:style-name="gr2" draw:text-style-name="P2" xml:id="id19" draw:id="id19" draw:layer="layout" svg:width="2.5cm" svg:height="2.5cm" svg:x="22.981cm" svg:y="11.101cm">
          <text:p text:style-name="P1">i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0" draw:id="id20" draw:layer="layout" svg:width="2.5cm" svg:height="2.5cm" svg:x="26.981cm" svg:y="11.101cm">
          <text:p text:style-name="P1">(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2.5cm" svg:height="2.5cm" svg:x="30.981cm" svg:y="11.101cm">
          <text:p text:style-name="P1">condi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2" draw:id="id22" draw:layer="layout" svg:width="2.5cm" svg:height="2.5cm" svg:x="34.981cm" svg:y="11.101cm">
          <text:p text:style-name="P1">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2.5cm" svg:height="2.5cm" svg:x="45.081cm" svg:y="11.101cm">
          <text:p text:style-name="P1">statem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32.25cm" svg:y1="8.6cm" svg:x2="24.231cm" svg:y2="11.101cm" draw:start-shape="id6" draw:start-glue-point="8" draw:end-shape="id19" draw:end-glue-point="4" svg:d="M32250 8600l-8019 2501" svg:viewBox="0 0 8020 2502">
          <text:p/>
        </draw:connector>
        <draw:connector draw:style-name="gr3" draw:text-style-name="P3" draw:layer="layout" draw:type="line" svg:x1="32.25cm" svg:y1="8.6cm" svg:x2="28.231cm" svg:y2="11.101cm" draw:start-shape="id6" draw:start-glue-point="8" draw:end-shape="id20" draw:end-glue-point="4" svg:d="M32250 8600l-4019 2501" svg:viewBox="0 0 4020 2502">
          <text:p/>
        </draw:connector>
        <draw:connector draw:style-name="gr3" draw:text-style-name="P3" draw:layer="layout" draw:type="line" svg:x1="32.231cm" svg:y1="11.101cm" svg:x2="32.25cm" svg:y2="8.6cm" draw:start-shape="id21" draw:start-glue-point="4" draw:end-shape="id6" draw:end-glue-point="8" svg:d="M32231 11101l19-2501" svg:viewBox="0 0 20 2502">
          <text:p/>
        </draw:connector>
        <draw:connector draw:style-name="gr3" draw:text-style-name="P3" draw:layer="layout" draw:type="line" svg:x1="36.231cm" svg:y1="11.101cm" svg:x2="32.25cm" svg:y2="8.6cm" draw:start-shape="id22" draw:start-glue-point="4" draw:end-shape="id6" draw:end-glue-point="8" svg:d="M36231 11101l-3981-2501" svg:viewBox="0 0 3982 2502">
          <text:p/>
        </draw:connector>
        <draw:connector draw:style-name="gr3" draw:text-style-name="P3" draw:layer="layout" draw:type="line" svg:x1="46.331cm" svg:y1="11.101cm" svg:x2="32.25cm" svg:y2="8.6cm" draw:start-shape="id23" draw:start-glue-point="4" draw:end-shape="id6" draw:end-glue-point="8" svg:d="M46331 11101l-14081-2501" svg:viewBox="0 0 14082 2502">
          <text:p/>
        </draw:connector>
        <draw:custom-shape draw:style-name="gr1" draw:text-style-name="P1" xml:id="id32" draw:id="id32" draw:layer="layout" svg:width="2.5cm" svg:height="2.5cm" svg:x="31.001cm" svg:y="16.102cm">
          <text:p text:style-name="P1">relO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8" draw:id="id28" draw:layer="layout" svg:width="2.5cm" svg:height="2.5cm" svg:x="35.002cm" svg:y="16.103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4" draw:id="id24" draw:layer="layout" svg:width="2.5cm" svg:height="2.5cm" svg:x="27.003cm" svg:y="16.104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2.5cm" svg:height="2.5cm" svg:x="27.004cm" svg:y="21.005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9" draw:id="id29" draw:layer="layout" svg:width="2.5cm" svg:height="2.5cm" svg:x="35.005cm" svg:y="21.006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6" draw:id="id26" draw:layer="layout" svg:width="2.5cm" svg:height="2.5cm" svg:x="27.005cm" svg:y="26.106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2.5cm" svg:height="2.5cm" svg:x="35.006cm" svg:y="26.107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7" draw:id="id27" draw:layer="layout" svg:width="2.5cm" svg:height="2.5cm" svg:x="27.006cm" svg:y="31.007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1" draw:id="id31" draw:layer="layout" svg:width="2.5cm" svg:height="2.5cm" svg:x="35.007cm" svg:y="31.00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3" draw:id="id33" draw:layer="layout" svg:width="2.5cm" svg:height="2.5cm" svg:x="31.007cm" svg:y="21.008cm">
          <text:p text:style-name="P1">&gt;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28.253cm" svg:y1="18.604cm" svg:x2="28.254cm" svg:y2="21.005cm" draw:start-shape="id24" draw:start-glue-point="8" draw:end-shape="id25" draw:end-glue-point="4" svg:d="M28253 18604l1 2401" svg:viewBox="0 0 2 2402">
          <text:p/>
        </draw:connector>
        <draw:connector draw:style-name="gr3" draw:text-style-name="P3" draw:layer="layout" draw:type="line" svg:x1="28.254cm" svg:y1="23.505cm" svg:x2="28.255cm" svg:y2="26.106cm" draw:start-shape="id25" draw:start-glue-point="8" draw:end-shape="id26" draw:end-glue-point="4" svg:d="M28254 23505l1 2601" svg:viewBox="0 0 2 2602">
          <text:p/>
        </draw:connector>
        <draw:connector draw:style-name="gr3" draw:text-style-name="P3" draw:layer="layout" draw:type="line" svg:x1="28.255cm" svg:y1="28.606cm" svg:x2="28.256cm" svg:y2="31.007cm" draw:start-shape="id26" draw:start-glue-point="8" draw:end-shape="id27" draw:end-glue-point="4" svg:d="M28255 28606l1 2401" svg:viewBox="0 0 2 2402">
          <text:p/>
        </draw:connector>
        <draw:connector draw:style-name="gr3" draw:text-style-name="P3" draw:layer="layout" draw:type="line" svg:x1="36.252cm" svg:y1="18.603cm" svg:x2="36.255cm" svg:y2="21.006cm" draw:start-shape="id28" draw:start-glue-point="8" draw:end-shape="id29" draw:end-glue-point="4" svg:d="M36252 18603l3 2403" svg:viewBox="0 0 4 2404">
          <text:p/>
        </draw:connector>
        <draw:connector draw:style-name="gr3" draw:text-style-name="P3" draw:layer="layout" draw:type="line" svg:x1="36.255cm" svg:y1="23.506cm" svg:x2="36.256cm" svg:y2="26.107cm" draw:start-shape="id29" draw:start-glue-point="8" draw:end-shape="id30" draw:end-glue-point="4" svg:d="M36255 23506l1 2601" svg:viewBox="0 0 2 2602">
          <text:p/>
        </draw:connector>
        <draw:connector draw:style-name="gr3" draw:text-style-name="P3" draw:layer="layout" draw:type="line" svg:x1="36.256cm" svg:y1="28.607cm" svg:x2="36.257cm" svg:y2="31.008cm" draw:start-shape="id30" draw:start-glue-point="8" draw:end-shape="id31" draw:end-glue-point="4" svg:d="M36256 28607l1 2401" svg:viewBox="0 0 2 2402">
          <text:p/>
        </draw:connector>
        <draw:connector draw:style-name="gr3" draw:text-style-name="P3" draw:layer="layout" draw:type="line" svg:x1="32.251cm" svg:y1="18.602cm" svg:x2="32.257cm" svg:y2="21.008cm" draw:start-shape="id32" draw:start-glue-point="8" draw:end-shape="id33" draw:end-glue-point="4" svg:d="M32251 18602l6 2406" svg:viewBox="0 0 7 2407">
          <text:p/>
        </draw:connector>
        <draw:connector draw:style-name="gr3" draw:text-style-name="P3" draw:layer="layout" draw:type="line" svg:x1="32.231cm" svg:y1="13.601cm" svg:x2="28.253cm" svg:y2="16.104cm" draw:start-shape="id21" draw:start-glue-point="8" draw:end-shape="id24" draw:end-glue-point="4" svg:d="M32231 13601l-3978 2503" svg:viewBox="0 0 3979 2504">
          <text:p/>
        </draw:connector>
        <draw:connector draw:style-name="gr3" draw:text-style-name="P3" draw:layer="layout" draw:type="line" svg:x1="32.231cm" svg:y1="13.601cm" svg:x2="32.251cm" svg:y2="16.102cm" draw:start-shape="id21" draw:start-glue-point="8" draw:end-shape="id32" draw:end-glue-point="4" svg:d="M32231 13601l20 2501" svg:viewBox="0 0 21 2502">
          <text:p/>
        </draw:connector>
        <draw:connector draw:style-name="gr3" draw:text-style-name="P3" draw:layer="layout" draw:type="line" svg:x1="32.231cm" svg:y1="13.601cm" svg:x2="36.252cm" svg:y2="16.103cm" draw:start-shape="id21" draw:start-glue-point="8" draw:end-shape="id28" draw:end-glue-point="4" svg:d="M32231 13601l4021 2502" svg:viewBox="0 0 4022 2503">
          <text:p/>
        </draw:connector>
        <draw:custom-shape draw:style-name="gr2" draw:text-style-name="P2" xml:id="id38" draw:id="id38" draw:layer="layout" svg:width="2.5cm" svg:height="2.5cm" svg:x="38.982cm" svg:y="16.102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9" draw:id="id39" draw:layer="layout" svg:width="2.5cm" svg:height="2.5cm" svg:x="42.982cm" svg:y="16.102cm">
          <text:p text:style-name="P1">=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7" draw:id="id37" draw:layer="layout" svg:width="2.5cm" svg:height="2.5cm" svg:x="46.982cm" svg:y="16.102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0" draw:id="id40" draw:layer="layout" svg:width="2.5cm" svg:height="2.5cm" svg:x="50.982cm" svg:y="16.102cm">
          <text:p text:style-name="P1">;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4" draw:id="id34" draw:layer="layout" svg:width="2.5cm" svg:height="2.5cm" svg:x="47.006cm" svg:y="21.007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5" draw:id="id35" draw:layer="layout" svg:width="2.5cm" svg:height="2.5cm" svg:x="47.007cm" svg:y="26.108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6" draw:id="id36" draw:layer="layout" svg:width="2.5cm" svg:height="2.5cm" svg:x="47.008cm" svg:y="31.009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48.256cm" svg:y1="23.507cm" svg:x2="48.257cm" svg:y2="26.108cm" draw:start-shape="id34" draw:start-glue-point="8" draw:end-shape="id35" draw:end-glue-point="4" svg:d="M48256 23507l1 2601" svg:viewBox="0 0 2 2602">
          <text:p/>
        </draw:connector>
        <draw:connector draw:style-name="gr3" draw:text-style-name="P3" draw:layer="layout" draw:type="line" svg:x1="48.257cm" svg:y1="28.608cm" svg:x2="48.258cm" svg:y2="31.009cm" draw:start-shape="id35" draw:start-glue-point="8" draw:end-shape="id36" draw:end-glue-point="4" svg:d="M48257 28608l1 2401" svg:viewBox="0 0 2 2402">
          <text:p/>
        </draw:connector>
        <draw:connector draw:style-name="gr3" draw:text-style-name="P3" draw:layer="layout" draw:type="line" svg:x1="48.232cm" svg:y1="18.602cm" svg:x2="48.256cm" svg:y2="21.007cm" draw:start-shape="id37" draw:start-glue-point="8" draw:end-shape="id34" draw:end-glue-point="4" svg:d="M48232 18602l24 2405" svg:viewBox="0 0 25 2406">
          <text:p/>
        </draw:connector>
        <draw:connector draw:style-name="gr3" draw:text-style-name="P3" draw:layer="layout" draw:type="line" svg:x1="46.331cm" svg:y1="13.601cm" svg:x2="40.232cm" svg:y2="16.102cm" draw:start-shape="id23" draw:start-glue-point="8" draw:end-shape="id38" draw:end-glue-point="4" svg:d="M46331 13601l-6099 2501" svg:viewBox="0 0 6100 2502">
          <text:p/>
        </draw:connector>
        <draw:connector draw:style-name="gr3" draw:text-style-name="P3" draw:layer="layout" draw:type="line" svg:x1="46.331cm" svg:y1="13.601cm" svg:x2="44.232cm" svg:y2="16.102cm" draw:start-shape="id23" draw:start-glue-point="8" draw:end-shape="id39" draw:end-glue-point="4" svg:d="M46331 13601l-2099 2501" svg:viewBox="0 0 2100 2502">
          <text:p/>
        </draw:connector>
        <draw:connector draw:style-name="gr3" draw:text-style-name="P3" draw:layer="layout" draw:type="line" svg:x1="46.331cm" svg:y1="13.601cm" svg:x2="48.232cm" svg:y2="16.102cm" draw:start-shape="id23" draw:start-glue-point="8" draw:end-shape="id37" draw:end-glue-point="4" svg:d="M46331 13601l1901 2501" svg:viewBox="0 0 1902 2502">
          <text:p/>
        </draw:connector>
        <draw:connector draw:style-name="gr3" draw:text-style-name="P3" draw:layer="layout" draw:type="line" svg:x1="46.331cm" svg:y1="13.601cm" svg:x2="52.232cm" svg:y2="16.102cm" draw:start-shape="id23" draw:start-glue-point="8" draw:end-shape="id40" draw:end-glue-point="4" svg:d="M46331 13601l5901 2501" svg:viewBox="0 0 5902 2502">
          <text:p/>
        </draw:connector>
        <draw:custom-shape draw:style-name="gr2" draw:text-style-name="P2" xml:id="id45" draw:id="id45" draw:layer="layout" svg:width="2.5cm" svg:height="2.5cm" svg:x="56.083cm" svg:y="11.103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6" draw:id="id46" draw:layer="layout" svg:width="2.5cm" svg:height="2.5cm" svg:x="60.083cm" svg:y="11.103cm">
          <text:p text:style-name="P1">=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4" draw:id="id44" draw:layer="layout" svg:width="2.5cm" svg:height="2.5cm" svg:x="64.083cm" svg:y="11.103cm">
          <text:p text:style-name="P1">exp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7" draw:id="id47" draw:layer="layout" svg:width="2.5cm" svg:height="2.5cm" svg:x="68.083cm" svg:y="11.103cm">
          <text:p text:style-name="P1">;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1" draw:id="id41" draw:layer="layout" svg:width="2.5cm" svg:height="2.5cm" svg:x="64.107cm" svg:y="16.008cm">
          <text:p text:style-name="P1">ter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2" draw:id="id42" draw:layer="layout" svg:width="2.5cm" svg:height="2.5cm" svg:x="64.108cm" svg:y="21.109cm">
          <text:p text:style-name="P1">f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3" draw:id="id43" draw:layer="layout" svg:width="2.5cm" svg:height="2.5cm" svg:x="64.109cm" svg:y="26.01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65.357cm" svg:y1="18.508cm" svg:x2="65.358cm" svg:y2="21.109cm" draw:start-shape="id41" draw:start-glue-point="8" draw:end-shape="id42" draw:end-glue-point="4" svg:d="M65357 18508l1 2601" svg:viewBox="0 0 2 2602">
          <text:p/>
        </draw:connector>
        <draw:connector draw:style-name="gr3" draw:text-style-name="P3" draw:layer="layout" draw:type="line" svg:x1="65.358cm" svg:y1="23.609cm" svg:x2="65.359cm" svg:y2="26.01cm" draw:start-shape="id42" draw:start-glue-point="8" draw:end-shape="id43" draw:end-glue-point="4" svg:d="M65358 23609l1 2401" svg:viewBox="0 0 2 2402">
          <text:p/>
        </draw:connector>
        <draw:connector draw:style-name="gr3" draw:text-style-name="P3" draw:layer="layout" draw:type="line" svg:x1="65.333cm" svg:y1="13.603cm" svg:x2="65.357cm" svg:y2="16.008cm" draw:start-shape="id44" draw:start-glue-point="8" draw:end-shape="id41" draw:end-glue-point="4" svg:d="M65333 13603l24 2405" svg:viewBox="0 0 25 2406">
          <text:p/>
        </draw:connector>
        <draw:connector draw:style-name="gr3" draw:text-style-name="P3" draw:layer="layout" draw:type="line" svg:x1="63.25cm" svg:y1="8.6cm" svg:x2="57.333cm" svg:y2="11.103cm" draw:start-shape="id8" draw:start-glue-point="8" draw:end-shape="id45" draw:end-glue-point="4" svg:d="M63250 8600l-5917 2503" svg:viewBox="0 0 5918 2504">
          <text:p/>
        </draw:connector>
        <draw:connector draw:style-name="gr3" draw:text-style-name="P3" draw:layer="layout" draw:type="line" svg:x1="63.25cm" svg:y1="8.6cm" svg:x2="61.333cm" svg:y2="11.103cm" draw:start-shape="id8" draw:start-glue-point="8" draw:end-shape="id46" draw:end-glue-point="4" svg:d="M63250 8600l-1917 2503" svg:viewBox="0 0 1918 2504">
          <text:p/>
        </draw:connector>
        <draw:connector draw:style-name="gr3" draw:text-style-name="P3" draw:layer="layout" draw:type="line" svg:x1="63.25cm" svg:y1="8.6cm" svg:x2="65.333cm" svg:y2="11.103cm" draw:start-shape="id8" draw:start-glue-point="8" draw:end-shape="id44" draw:end-glue-point="4" svg:d="M63250 8600l2083 2503" svg:viewBox="0 0 2084 2504">
          <text:p/>
        </draw:connector>
        <draw:connector draw:style-name="gr3" draw:text-style-name="P3" draw:layer="layout" draw:type="line" svg:x1="63.25cm" svg:y1="8.6cm" svg:x2="69.333cm" svg:y2="11.103cm" draw:start-shape="id8" draw:start-glue-point="8" draw:end-shape="id47" draw:end-glue-point="4" svg:d="M63250 8600l6083 2503" svg:viewBox="0 0 6084 25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8:49:41.265557891</meta:creation-date>
    <dc:date>2021-03-03T09:41:09.260148923</dc:date>
    <meta:editing-duration>PT6M4S</meta:editing-duration>
    <meta:editing-cycles>1</meta:editing-cycles>
    <meta:document-statistic meta:object-count="93"/>
    <meta:generator>LibreOffice/6.4.6.2$Linux_X86_64 LibreOffice_project/40$Build-2</meta:generator>
  </office:meta>
</office:document-meta>
</file>